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6"><text:text-input text:description="&lt;/if&gt;">endtest</text:text-input></text:span> </text:p>
            <text:p text:style-name="P46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2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office:value-type="string">
            <text:p text:style-name="P63"><text:text-input text:description="&lt;_(&quot;Unit price&quot;)&gt;">Unit price</text:text-input></text:p>
          </table:table-cell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H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7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5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19">[</text:span>%<text:span text:style-name="T19">]</text:span></text:p>
          </table:table-cell>
          <table:table-cell table:style-name="Table2.H2" office:value-type="string">
            <text:p text:style-name="P67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7"><text:text-input text:description="&lt;_(&quot;TOTAL DISCOUNT&quot;)&gt;">TOTAL DISCOUNT</text:text-input>:</text:p>
            <text:p text:style-name="P78"><text:span text:style-name="T21"><text:text-input text:description="&lt;_(&quot;TOTAL WITH DISCOUNT&quot;)&gt;">TOTAL WITH DISCOUNT</text:text-input></text:span>:</text:p>
            <text:p text:style-name="P79"><text:span text:style-name="T1"><text:text-input text:description="&lt;_(&quot;VAT&quot;)&gt;">VAT</text:text-input></text:span>:</text:p>
            <text:p text:style-name="P77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0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80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81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81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4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7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5T11:42:05.506287476</dc:date>
    <meta:editing-duration>P1DT17H27M47S</meta:editing-duration>
    <meta:editing-cycles>256</meta:editing-cycles>
    <meta:generator>LibreOffice/5.1.3.2$Linux_X86_64 LibreOffice_project/10m0$Build-2</meta:generator>
    <meta:document-statistic meta:table-count="8" meta:image-count="0" meta:object-count="0" meta:page-count="2" meta:paragraph-count="95" meta:word-count="432" meta:character-count="1433" meta:non-whitespace-character-count="1345"/>
  </office:meta>
</office:document-meta>
</file>